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926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92ad" officeooo:paragraph-rsid="001392ad"/>
    </style:style>
    <style:style style:name="P2" style:family="paragraph" style:parent-style-name="Preformatted_20_Text">
      <style:text-properties style:font-name="Liberation Mono" fo:font-size="10pt" officeooo:rsid="001392ad" officeooo:paragraph-rsid="001392ad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494e9" officeooo:paragraph-rsid="001494e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ddcb" officeooo:paragraph-rsid="0015ddcb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5ddcb" officeooo:paragraph-rsid="001b4980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a6b05" officeooo:paragraph-rsid="001a6b05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a6b05" officeooo:paragraph-rsid="001b4980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ae34b" officeooo:paragraph-rsid="001ae34b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b4980" officeooo:paragraph-rsid="001b4980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dc7f9" officeooo:paragraph-rsid="001dc7f9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e1bb4" officeooo:paragraph-rsid="001e1bb4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a6b05" officeooo:paragraph-rsid="001e1bb4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5ddcb" officeooo:paragraph-rsid="001e1bb4" style:font-name-asian="Nimbus Mono L" style:font-size-asian="10pt" style:font-name-complex="Liberation Mono" style:font-size-complex="10pt"/>
    </style:style>
    <style:style style:name="T1" style:family="text">
      <style:text-properties officeooo:rsid="001494e9"/>
    </style:style>
    <style:style style:name="T2" style:family="text">
      <style:text-properties officeooo:rsid="001a6b05"/>
    </style:style>
    <style:style style:name="T3" style:family="text">
      <style:text-properties officeooo:rsid="001ae34b"/>
    </style:style>
    <style:style style:name="T4" style:family="text">
      <style:text-properties officeooo:rsid="001b4980"/>
    </style:style>
    <style:style style:name="T5" style:family="text">
      <style:text-properties officeooo:rsid="001e1b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ourney towards eternity :) <text:s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8">Opportunity</text:p>
          </table:table-cell>
          <table:table-cell table:style-name="Table1.A1" office:value-type="string">
            <text:p text:style-name="P8">Developing</text:p>
          </table:table-cell>
          <table:table-cell table:style-name="Table1.A1" office:value-type="string">
            <text:p text:style-name="P8">Coding </text:p>
          </table:table-cell>
          <table:table-cell table:style-name="Table1.E1" office:value-type="string">
            <text:p text:style-name="P8">Hours put in</text:p>
          </table:table-cell>
        </table:table-row>
        <table:table-row>
          <table:table-cell table:style-name="Table1.A2" office:value-type="string">
            <text:p text:style-name="P2">1<text:span text:style-name="T2">2</text:span>/01/2018 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9">Sj: 167/183</text:p>
            <text:p text:style-name="P9">ML: week 1</text:p>
            <text:p text:style-name="P9">crpto:week 1</text:p>
            <text:p text:style-name="P9">Sx:python3</text:p>
          </table:table-cell>
          <table:table-cell table:style-name="Table1.A2" office:value-type="string">
            <text:p text:style-name="P6">Medium -&gt; <text:span text:style-name="T3">0</text:span></text:p>
            <text:p text:style-name="P6">Easy -&gt;<text:span text:style-name="T3">0</text:span></text:p>
            <text:p text:style-name="P6">Techie -&gt; <text:span text:style-name="T3">0</text:span></text:p>
            <text:p text:style-name="P6">Hard -&gt; <text:span text:style-name="T3">0</text:span></text:p>
            <text:p text:style-name="P9">Tushar-&gt;<text:span text:style-name="T3">5</text:span></text:p>
          </table:table-cell>
          <table:table-cell table:style-name="Table1.E2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0">Sx:<text:span text:style-name="T4">inter</text:span>python3</text:p>
          </table:table-cell>
          <table:table-cell table:style-name="Table1.A2" office:value-type="string">
            <text:p text:style-name="P7">Medium -&gt; <text:span text:style-name="T3">0</text:span></text:p>
            <text:p text:style-name="P7">Easy -&gt;<text:span text:style-name="T3">0</text:span></text:p>
            <text:p text:style-name="P7">Techie -&gt; <text:span text:style-name="T3">0</text:span></text:p>
            <text:p text:style-name="P7">Hard -&gt; <text:span text:style-name="T3">0</text:span></text:p>
            <text:p text:style-name="P10">Tushar-&gt;<text:span text:style-name="T4">2</text:span></text:p>
          </table:table-cell>
          <table:table-cell table:style-name="Table1.E2" office:value-type="string">
            <text:p text:style-name="P12">6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13">Week2 ml 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3">7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>--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14">Week2 ml cou </text:p>
            <text:p text:style-name="P14">week2 dl cou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14">Week2 ml cou</text:p>
            <text:p text:style-name="P14">week2 dl cou</text:p>
          </table:table-cell>
          <table:table-cell table:style-name="Table1.A2" office:value-type="string">
            <text:p text:style-name="P16">Medium -&gt; <text:span text:style-name="T3">0</text:span></text:p>
            <text:p text:style-name="P16">Easy -&gt;<text:span text:style-name="T3">0</text:span></text:p>
            <text:p text:style-name="P16">Techie -&gt; <text:span text:style-name="T3">0</text:span></text:p>
            <text:p text:style-name="P16">Hard -&gt; <text:span text:style-name="T3">0</text:span></text:p>
            <text:p text:style-name="P15">Tushar-<text:span text:style-name="T5">&gt; </text:span></text:p>
          </table:table-cell>
          <table:table-cell table:style-name="Table1.E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1">17</text:span>/01/201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 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9">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9">1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9">2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2</text:span>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22:05:05.826210788</dc:date>
    <meta:editing-duration>PT3H32M32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3" meta:paragraph-count="82" meta:word-count="122" meta:character-count="592" meta:non-whitespace-character-count="544"/>
  </office:meta>
</office:document-meta>
</file>